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66a03" officeooo:paragraph-rsid="00166a03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none" fo:font-weight="normal" officeooo:rsid="00166a03" officeooo:paragraph-rsid="00166a03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66a03" officeooo:paragraph-rsid="00166a03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style:text-underline-style="none" fo:font-weight="normal" officeooo:rsid="0017f296" officeooo:paragraph-rsid="0017f296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7f296" officeooo:paragraph-rsid="0017f296" style:font-size-asian="10.5pt" style:font-weight-asian="normal" style:font-size-complex="12pt" style:font-weight-complex="normal"/>
    </style:style>
    <style:style style:name="T1" style:family="text">
      <style:text-properties officeooo:rsid="0017f2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755b"/>
    </style:style>
    <style:style style:name="T4" style:family="text">
      <style:text-properties officeooo:rsid="0018eb72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evaluación <text:span text:style-name="T1">3</text:span></text:p>
      <text:p text:style-name="P1"/>
      <text:list xml:id="list3915790441357797488" text:style-name="L1">
        <text:list-item>
          <text:p text:style-name="P4"><text:span text:style-name="T5">Git, github y ramas:</text:span><text:span text:style-name="T2"> </text:span>Git y github me resulta útil para guardar los projectos, y también sobre las ramas que puedes o no subirlas y fusionarlas(Mi nivel de conocimiento yo creo que es un notable ).</text:p>
          <text:p text:style-name="P4"/>
        </text:list-item>
        <text:list-item>
          <text:p text:style-name="P4"><text:span text:style-name="T5">Eclipse:</text:span><text:span text:style-name="T2"> </text:span>Lo que no me gusto de Eclipse fue los Test Unitarios porque no me quedó muy claro, yo creo que en este apartado mi nivel de conocimiento es un suficiente</text:p>
          <text:p text:style-name="P4"/>
        </text:list-item>
        <text:list-item>
          <text:p text:style-name="P4"><text:span text:style-name="T5">Monodevelop:</text:span><text:span text:style-name="T2"> </text:span>Me ha resultado interesante ya que todo el mundo hablaba de C++ y no sabía que era y me resulta más fácil usarlo que Java , además de gtk que también me resultó útil aprenderlo(Mi nivel de conocimiento en este apartado es un notable)</text:p>
          <text:p text:style-name="P4"/>
        </text:list-item>
        <text:list-item>
          <text:p text:style-name="P4"><text:span text:style-name="T5">Android Studio:</text:span> Es con lo que más familiarizada con lo que estoy ya que usamos java, pero use funciones que nunca antes había usado como lo de las imágenes y expresiones lambda (Mi nivel de conocimiento es de notable).</text:p>
          <text:p text:style-name="P4"/>
        </text:list-item>
        <text:list-item>
          <text:p text:style-name="P4"><text:span text:style-name="T5">IntelliJ Idea:</text:span> <text:span text:style-name="T3">Esto es igual que Android Studio(Mi nivel de conocimiento es notable)</text:span></text:p>
          <text:p text:style-name="P4"/>
        </text:list-item>
        <text:list-item>
          <text:p text:style-name="P4"><text:span text:style-name="T5">Java FX:</text:span> <text:span text:style-name="T3">Esto junto a Android Studio es lo que más me ha gustado, porque se dedica más al diseño (Mi nivel de conocimiento es de notable).</text:span></text:p>
        </text:list-item>
      </text:list>
      <text:p text:style-name="P5"/>
      <text:p text:style-name="P5"/>
      <text:p text:style-name="P5"/>
      <text:p text:style-name="P5">Nota de conocimientos: <text:span text:style-name="T4">6</text:span></text:p>
      <text:p text:style-name="P5">Nota Trabajo: <text:span text:style-name="T4">7</text:span></text:p>
      <text:p text:style-name="P5">Nota Justa: <text:span text:style-name="T4">7</text:span></text:p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8:07:28.208697905</meta:creation-date>
    <dc:date>2019-05-20T08:52:12.010533188</dc:date>
    <meta:editing-duration>PT7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14" meta:character-count="1123" meta:non-whitespace-character-count="930"/>
  </office:meta>
</office:document-meta>
</file>